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004cm" style:rel-column-width="3866*"/>
    </style:style>
    <style:style style:name="Table1.B" style:family="table-column">
      <style:table-column-properties style:column-width="14.131cm" style:rel-column-width="54432*"/>
    </style:style>
    <style:style style:name="Table1.C" style:family="table-column">
      <style:table-column-properties style:column-width="1.879cm" style:rel-column-width="723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.005cm" style:rel-column-width="3872*"/>
    </style:style>
    <style:style style:name="Table2.B" style:family="table-column">
      <style:table-column-properties style:column-width="13.838cm" style:rel-column-width="53304*"/>
    </style:style>
    <style:style style:name="Table2.C" style:family="table-column">
      <style:table-column-properties style:column-width="2.17cm" style:rel-column-width="835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16.854cm" style:type="right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stemfunktioner</text:p>
      <text:p text:style-name="P4"/>
      <text:p text:style-name="P5">Bokningssystemet<text:tab/>Prioritet: 1 = Absolut, 2 = Tillägg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r.</text:p>
            </table:table-cell>
            <table:table-cell table:style-name="Table1.A1" office:value-type="string">
              <text:p text:style-name="Table_20_Heading">Beskrivning</text:p>
            </table:table-cell>
            <table:table-cell table:style-name="Table1.C1" office:value-type="string">
              <text:p text:style-name="Table_20_Heading">Prioritet</text:p>
            </table:table-cell>
          </table:table-row>
        </table:table-header-rows>
        <table:table-row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1">Datum:</text:p>
            <text:p text:style-name="Table_20_Contents">Ett start och slutdatum skall väljas, detta tillsammans med tid och fordonstyp kommer generera en lista av tillgängliga förslag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A3" office:value-type="date" office:date-value="2012-01-01">
            <text:p text:style-name="P2">12-01-01</text:p>
          </table:table-cell>
          <table:table-cell table:style-name="Table1.B2" office:value-type="string">
            <text:p text:style-name="P1">Datum – Standardval</text:p>
            <text:p text:style-name="P3">Start- och slutdatum sätts till dagens datum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1.2">
            <text:p text:style-name="P2">1,2</text:p>
          </table:table-cell>
          <table:table-cell table:style-name="Table1.B2" office:value-type="string">
            <text:p text:style-name="P1">Datum – Automatisk uppdatering</text:p>
            <text:p text:style-name="P3">Slutdatum flyttas till samma som startdatum när startdatum överlappar slutdatum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2">
            <text:p text:style-name="P2">2</text:p>
          </table:table-cell>
          <table:table-cell table:style-name="Table1.B2" office:value-type="string">
            <text:p text:style-name="P1">Tid:</text:p>
            <text:p text:style-name="Table_20_Contents">Ett start och sluttid skall väljas, detta tillsammans med datum och fordonstyp kommer generera en lista av tillgängliga förslag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A2" office:value-type="float" office:value="2.1">
            <text:p text:style-name="P2">2,1</text:p>
          </table:table-cell>
          <table:table-cell table:style-name="Table1.B2" office:value-type="string">
            <text:p text:style-name="P1">Tid – Standardval</text:p>
            <text:p text:style-name="P3">Starttid sätts till aktuell tid, sluttid sätts till en förutbestämt tidsintervall senare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2.2">
            <text:p text:style-name="P2">2,2</text:p>
          </table:table-cell>
          <table:table-cell table:style-name="Table1.B2" office:value-type="string">
            <text:p text:style-name="P1">Tid – Automatisk uppdatering</text:p>
            <text:p text:style-name="P3">Sluttid flyttas till samma plus ett tidsintervall senare som starttid när starttid överlappar sluttid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2.3">
            <text:p text:style-name="P2">2,3</text:p>
          </table:table-cell>
          <table:table-cell table:style-name="Table1.B2" office:value-type="string">
            <text:p text:style-name="P1">Tid – Tidsintervall</text:p>
            <text:p text:style-name="P3"><text:s/>Möjlighet för operatören att korrigera tidsintervallet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3">
            <text:p text:style-name="P2">3</text:p>
          </table:table-cell>
          <table:table-cell table:style-name="Table1.B2" office:value-type="string">
            <text:p text:style-name="P1">Fordonstyp:</text:p>
            <text:p text:style-name="Table_20_Contents">En fordonstyp skall väljas, detta tillsammans med datum och tid kommer generera en lista av tillgängliga förslag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A2" office:value-type="float" office:value="4">
            <text:p text:style-name="P2">4</text:p>
          </table:table-cell>
          <table:table-cell table:style-name="Table1.B2" office:value-type="string">
            <text:p text:style-name="P1">Resultatlista</text:p>
            <text:p text:style-name="P3">Listan som genereras skall innehålla de exakta träffarna utifrån de kriterier i punkt ett, två och tre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A2" office:value-type="float" office:value="4.1">
            <text:p text:style-name="P2">4,1</text:p>
          </table:table-cell>
          <table:table-cell table:style-name="Table1.B2" office:value-type="string">
            <text:p text:style-name="P1">Resultatlista – Fler förslag</text:p>
            <text:p text:style-name="P3">Listan bör vara uppdelad i två delar där den första av de två är exakta träffar och den andra representerar fler förslag som inte passar in i de exakta resultan. T.ex. två timmar framför och två timmar efter den exakta sökningen.</text:p>
          </table:table-cell>
          <table:table-cell table:style-name="Table1.C2" office:value-type="float" office:value="2">
            <text:p text:style-name="P2">2</text:p>
          </table:table-cell>
        </table:table-row>
        <table:table-row>
          <table:table-cell table:style-name="Table1.A2" office:value-type="float" office:value="5">
            <text:p text:style-name="P2">5</text:p>
          </table:table-cell>
          <table:table-cell table:style-name="Table1.B2" office:value-type="string">
            <text:p text:style-name="P1">Kund</text:p>
            <text:p text:style-name="P3">En ny kund skapas dynamiskt genom att kunduppgifter fylls i formuläret. För- och efternamn, personnummer,</text:p>
            <text:p text:style-name="P3">telefonnummer(hem och mobil), adress, postnummer och ort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A2" office:value-type="float" office:value="6">
            <text:p text:style-name="P2">6</text:p>
          </table:table-cell>
          <table:table-cell table:style-name="Table1.B2" office:value-type="string">
            <text:p text:style-name="P1">Bokning</text:p>
            <text:p text:style-name="P3">Skapas när ett object ur resultatlistan valts och ett kundobject skapats. Dessa två kommer utgöra en bokning, varvid ett bokningsnummer kopplas till.</text:p>
          </table:table-cell>
          <table:table-cell table:style-name="Table1.C2" office:value-type="float" office:value="1">
            <text:p text:style-name="P2">1</text:p>
          </table:table-cell>
        </table:table-row>
        <table:table-row>
          <table:table-cell table:style-name="Table1.A2" office:value-type="float" office:value="6.1">
            <text:p text:style-name="P2">6,1</text:p>
          </table:table-cell>
          <table:table-cell table:style-name="Table1.B2" office:value-type="string">
            <text:p text:style-name="P1">Bokning – Kategorier</text:p>
            <text:p text:style-name="P3">Det skall finnas tre kategorier: kommande, aktiva och avslutade bokningar.</text:p>
          </table:table-cell>
          <table:table-cell table:style-name="Table1.C2" office:value-type="float" office:value="1">
            <text:p text:style-name="P2">1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>Söksystemet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ext:soft-page-break/>
          <table:table-row>
            <table:table-cell table:style-name="Table2.A1" office:value-type="string">
              <text:p text:style-name="Table_20_Heading">Nr.</text:p>
            </table:table-cell>
            <table:table-cell table:style-name="Table2.A1" office:value-type="string">
              <text:p text:style-name="Table_20_Heading">Beskrivning</text:p>
            </table:table-cell>
            <table:table-cell table:style-name="Table2.C1" office:value-type="string">
              <text:p text:style-name="Table_20_Heading">Prioritet</text:p>
            </table:table-cell>
          </table:table-row>
        </table:table-header-rows>
        <table:table-row>
          <table:table-cell table:style-name="Table2.A2" office:value-type="float" office:value="7">
            <text:p text:style-name="P2">7</text:p>
          </table:table-cell>
          <table:table-cell table:style-name="Table2.B2" office:value-type="string">
            <text:p text:style-name="P1">Sökning</text:p>
            <text:p text:style-name="P3">Ska kunna söka på vald kriterie, bokningsnummer, registreringsnummer, för- och efternamn, personnummer telefonnummer och datum.</text:p>
          </table:table-cell>
          <table:table-cell table:style-name="Table2.C2" office:value-type="float" office:value="1">
            <text:p text:style-name="P2">1</text:p>
          </table:table-cell>
        </table:table-row>
        <table:table-row>
          <table:table-cell table:style-name="Table2.A2" office:value-type="float" office:value="7.1">
            <text:p text:style-name="P2">7,1</text:p>
          </table:table-cell>
          <table:table-cell table:style-name="Table2.B2" office:value-type="string">
            <text:p text:style-name="P1">Sökning – Specificering</text:p>
            <text:p text:style-name="P3">Kunna söka på aktiva, avslutade och kommande bokningar.</text:p>
          </table:table-cell>
          <table:table-cell table:style-name="Table2.C2" office:value-type="float" office:value="2">
            <text:p text:style-name="P2">2</text:p>
          </table:table-cell>
        </table:table-row>
        <table:table-row>
          <table:table-cell table:style-name="Table2.A2" office:value-type="float" office:value="8">
            <text:p text:style-name="P2">8</text:p>
          </table:table-cell>
          <table:table-cell table:style-name="Table2.B2" office:value-type="string">
            <text:p text:style-name="P1">Sökresultat</text:p>
            <text:p text:style-name="P3">En lista med grundläggande information ska visas med resultatet från sökningen. T.ex. bokningstid, regristreringnummer, bokningsnummer, status.</text:p>
          </table:table-cell>
          <table:table-cell table:style-name="Table2.C2" office:value-type="float" office:value="1">
            <text:p text:style-name="P2">1</text:p>
          </table:table-cell>
        </table:table-row>
        <table:table-row>
          <table:table-cell table:style-name="Table2.A2" office:value-type="float" office:value="9">
            <text:p text:style-name="P2">9</text:p>
          </table:table-cell>
          <table:table-cell table:style-name="Table2.B2" office:value-type="string">
            <text:p text:style-name="P1">Visa</text:p>
            <text:p text:style-name="P3">Skall kunna göras av markerat objekt i sökresultatet i kommande, aktiva och avslutade bokningar. Här skall all information om bokningen visas.</text:p>
          </table:table-cell>
          <table:table-cell table:style-name="Table2.C2" office:value-type="float" office:value="1">
            <text:p text:style-name="P2">1</text:p>
          </table:table-cell>
        </table:table-row>
        <table:table-row>
          <table:table-cell table:style-name="Table2.A2" office:value-type="float" office:value="10">
            <text:p text:style-name="P2">10</text:p>
          </table:table-cell>
          <table:table-cell table:style-name="Table2.B2" office:value-type="string">
            <text:p text:style-name="P1">Ändra i bokningssystemet</text:p>
            <text:p text:style-name="P3">Skall kunna göras av markerat objekt i sökresultatet i kommande och aktiva bokningar.</text:p>
          </table:table-cell>
          <table:table-cell table:style-name="Table2.C2" office:value-type="float" office:value="1">
            <text:p text:style-name="P2">1</text:p>
          </table:table-cell>
        </table:table-row>
        <table:table-row>
          <table:table-cell table:style-name="Table2.A2" office:value-type="float" office:value="11">
            <text:p text:style-name="P2">11</text:p>
          </table:table-cell>
          <table:table-cell table:style-name="Table2.B2" office:value-type="string">
            <text:p text:style-name="P1">Ta bort ur bokningssystemet</text:p>
            <text:p text:style-name="P3">Skall kunna göras av markerat objekt i sökresultatet i kommande och aktiva bokningar.</text:p>
          </table:table-cell>
          <table:table-cell table:style-name="Table2.C2" office:value-type="float" office:value="1">
            <text:p text:style-name="P2">1</text:p>
          </table:table-cell>
        </table:table-row>
        <table:table-row>
          <table:table-cell table:style-name="Table2.A2">
            <text:p text:style-name="P2"/>
          </table:table-cell>
          <table:table-cell table:style-name="Table2.B2" office:value-type="string">
            <text:p text:style-name="P1"/>
          </table:table-cell>
          <table:table-cell table:style-name="Table2.C2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1T10:54:31.25</meta:creation-date>
    <dc:date>2012-10-11T16:20:32.65</dc:date>
    <meta:editing-duration>PT4H44M</meta:editing-duration>
    <meta:editing-cycles>7</meta:editing-cycles>
    <meta:generator>OpenOffice.org/3.3$Win32 OpenOffice.org_project/330m20$Build-9567</meta:generator>
    <dc:creator>Andreas Bolin</dc:creator>
    <meta:document-statistic meta:table-count="2" meta:image-count="0" meta:object-count="0" meta:page-count="2" meta:paragraph-count="86" meta:word-count="399" meta:character-count="2583"/>
  </office:meta>
</office:document-meta>
</file>